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1.215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5" style:family="graphic" style:parent-style-name="standard">
      <style:graphic-properties draw:textarea-horizontal-align="justify" draw:textarea-vertical-align="middle" draw:auto-grow-height="false" fo:min-height="0.39cm" fo:min-width="3.008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306cm"/>
    </style:style>
    <style:style style:name="gr9" style:family="graphic" style:parent-style-name="standard">
      <style:graphic-properties draw:stroke="none" svg:stroke-color="#000000" draw:fill="none" draw:fill-color="#ffffff" fo:min-height="3.4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937cm" svg:height="1.143cm" svg:x="2.651cm" svg:y="15.859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191cm" svg:height="1.397cm" svg:x="8.7cm" svg:y="4.04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.429cm" svg:height="3.048cm" svg:x="9.081cm" svg:y="11.922cm">
          <text:p text:style-name="P1"><text:span text:style-name="T1">Is restart ==</text:span></text:p>
          <text:p text:style-name="P1"><text:span text:style-name="T1">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4.318cm" svg:height="1.27cm" svg:x="8.636cm" svg:y="20.0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5.572cm" svg:height="1.016cm" svg:x="8.009cm" svg:y="8.366cm">
          <text:p text:style-name="P1"><text:span text:style-name="T1">rest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4.953cm" svg:height="1.27cm" svg:x="15.636cm" svg:y="15.732cm">
          <text:p text:style-name="P1"><text:span text:style-name="T1">Program ending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2.286cm" svg:height="1.673cm" svg:x="6.969cm" svg:y="12.811cm">
          <draw:text-box>
            <text:p text:style-name="P1"><text:span text:style-name="T1">True</text:span></text:p>
          </draw:text-box>
        </draw:frame>
        <draw:frame draw:style-name="gr8" draw:text-style-name="P2" draw:layer="layout" svg:width="2.54cm" svg:height="1.556cm" svg:x="12.43cm" svg:y="12.779cm">
          <draw:text-box>
            <text:p text:style-name="P1"><text:span text:style-name="T1">False</text:span></text:p>
          </draw:text-box>
        </draw:frame>
        <draw:frame draw:style-name="gr9" draw:text-style-name="P2" draw:layer="layout" svg:width="5.207cm" svg:height="3.683cm" svg:x="0.365cm" svg:y="1.127cm">
          <draw:text-box>
            <text:p text:style-name="P1"><text:span text:style-name="T1">Shelby Jordan</text:span></text:p>
            <text:p text:style-name="P1"><text:span text:style-name="T1">Restart Function</text:span></text:p>
          </draw:text-box>
        </draw:frame>
        <draw:connector draw:style-name="gr10" draw:text-style-name="P3" draw:layer="layout" svg:x1="10.796cm" svg:y1="5.445cm" svg:x2="10.795cm" svg:y2="8.366cm" draw:start-shape="id1" draw:start-glue-point="8" draw:end-shape="id2" draw:end-glue-point="5" svg:d="M10796 5445v1461h-1v1460" svg:viewBox="0 0 2 2922">
          <text:p/>
        </draw:connector>
        <draw:connector draw:style-name="gr10" draw:text-style-name="P3" draw:layer="layout" svg:x1="10.795cm" svg:y1="9.382cm" svg:x2="10.795cm" svg:y2="11.922cm" draw:start-shape="id2" draw:start-glue-point="8" draw:end-shape="id3" svg:d="M10795 9382v2540" svg:viewBox="0 0 1 2541">
          <text:p/>
        </draw:connector>
        <draw:connector draw:style-name="gr10" draw:text-style-name="P3" draw:layer="layout" svg:x1="12.51cm" svg:y1="13.446cm" svg:x2="18.114cm" svg:y2="15.732cm" draw:start-shape="id3" draw:start-glue-point="7" draw:end-shape="id4" draw:end-glue-point="5" svg:d="M12510 13446h5604v2286" svg:viewBox="0 0 5605 2287">
          <text:p/>
        </draw:connector>
        <draw:connector draw:style-name="gr10" draw:text-style-name="P3" draw:layer="layout" svg:x1="18.114cm" svg:y1="17.002cm" svg:x2="12.954cm" svg:y2="20.685cm" draw:start-shape="id4" draw:start-glue-point="8" draw:end-shape="id5" draw:end-glue-point="10" svg:d="M18114 17002v3683h-5160" svg:viewBox="0 0 5161 3684">
          <text:p/>
        </draw:connector>
        <draw:connector draw:style-name="gr10" draw:text-style-name="P3" draw:layer="layout" svg:x1="9.081cm" svg:y1="13.446cm" svg:x2="4.619cm" svg:y2="15.859cm" draw:start-shape="id3" draw:start-glue-point="5" draw:end-shape="id6" draw:end-glue-point="0" svg:d="M9081 13446h-4462v2413" svg:viewBox="0 0 4463 2414">
          <text:p/>
        </draw:connector>
        <draw:connector draw:style-name="gr10" draw:text-style-name="P3" draw:layer="layout" svg:x1="4.619cm" svg:y1="17.002cm" svg:x2="8.636cm" svg:y2="20.685cm" draw:start-shape="id6" draw:start-glue-point="2" draw:end-shape="id5" draw:end-glue-point="6" svg:d="M4619 17002v3683h4017" svg:viewBox="0 0 4018 36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44:38.143000000</dc:date>
    <meta:editing-duration>PT14M40S</meta:editing-duration>
    <meta:editing-cycles>5</meta:editing-cycles>
    <meta:generator>LibreOffice/4.4.2.2$Windows_x86 LibreOffice_project/c4c7d32d0d49397cad38d62472b0bc8acff48dd6</meta:generator>
    <meta:document-statistic meta:object-count="15"/>
  </office:meta>
</office:document-meta>
</file>